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>
        <table:iteration table:maximum-difference="0.00000000001"/>
      </table:calculation-settings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S_E</text:p>
          </table:table-cell>
          <table:table-cell table:formula="of:=['file:///home/rita/Documents/Tesi/Code/REMIND%20energy%20coupling/CALIBRATION%20parameters%20computation.ods'#$Sheet1.B142]" office:value-type="float" office:value="91.3287405" calcext:value-type="float">
            <text:p>91.3287405</text:p>
          </table:table-cell>
        </table:table-row>
        <table:table-row table:style-name="ro1">
          <table:table-cell office:value-type="string" calcext:value-type="string">
            <text:p>sE_T</text:p>
          </table:table-cell>
          <table:table-cell table:formula="of:=['file:///home/rita/Documents/Tesi/Code/REMIND%20energy%20coupling/CALIBRATION%20parameters%20computation.ods'#$Sheet1.B144]" office:value-type="float" office:value="0.188554563500194" calcext:value-type="float">
            <text:p>0.188554563500194</text:p>
          </table:table-cell>
        </table:table-row>
        <table:table-row table:style-name="ro1">
          <table:table-cell office:value-type="string" calcext:value-type="string">
            <text:p>sE_P</text:p>
          </table:table-cell>
          <table:table-cell table:formula="of:=['file:///home/rita/Documents/Tesi/Code/REMIND%20energy%20coupling/CALIBRATION%20parameters%20computation.ods'#$Sheet1.B145]" office:value-type="float" office:value="0.197945942329074" calcext:value-type="float">
            <text:p>0.197945942329074</text:p>
          </table:table-cell>
        </table:table-row>
        <table:table-row table:style-name="ro1">
          <table:table-cell office:value-type="string" calcext:value-type="string">
            <text:p>sE_B</text:p>
          </table:table-cell>
          <table:table-cell table:formula="of:=['file:///home/rita/Documents/Tesi/Code/REMIND%20energy%20coupling/CALIBRATION%20parameters%20computation.ods'#$Sheet1.B146]" office:value-type="float" office:value="0.195726013543349" calcext:value-type="float">
            <text:p>0.195726013543349</text:p>
          </table:table-cell>
        </table:table-row>
        <table:table-row table:style-name="ro1">
          <table:table-cell office:value-type="string" calcext:value-type="string">
            <text:p>sY_E_PE</text:p>
          </table:table-cell>
          <table:table-cell table:formula="of:=['file:///home/rita/Documents/Tesi/Code/REMIND%20energy%20coupling/CALIBRATION%20parameters%20computation.ods'#$Sheet1.B147]" office:value-type="float" office:value="0.417773480627383" calcext:value-type="float">
            <text:p>0.417773480627383</text:p>
          </table:table-cell>
        </table:table-row>
        <table:table-row table:style-name="ro1">
          <table:table-cell office:value-type="string" calcext:value-type="string">
            <text:p>sC_EB</text:p>
          </table:table-cell>
          <table:table-cell table:formula="of:=['file:///home/rita/Documents/Tesi/Code/REMIND%20energy%20coupling/CALIBRATION%20parameters%20computation.ods'#$Sheet1.B155]" office:value-type="float" office:value="0.65040388639359" calcext:value-type="float">
            <text:p>0.65040388639359</text:p>
          </table:table-cell>
        </table:table-row>
        <table:table-row table:style-name="ro1">
          <table:table-cell office:value-type="string" calcext:value-type="string">
            <text:p>YE_Pj_A</text:p>
          </table:table-cell>
          <table:table-cell table:formula="of:=['file:///home/rita/Documents/Tesi/Code/REMIND%20energy%20coupling/CALIBRATION%20parameters%20computation.ods'#$Sheet1.C162]" office:value-type="float" office:value="0.0617630630154619" calcext:value-type="float">
            <text:p>0.0617630630154619</text:p>
          </table:table-cell>
        </table:table-row>
        <table:table-row table:style-name="ro1">
          <table:table-cell office:value-type="string" calcext:value-type="string">
            <text:p>YE_Pj_CH</text:p>
          </table:table-cell>
          <table:table-cell table:formula="of:=['file:///home/rita/Documents/Tesi/Code/REMIND%20energy%20coupling/CALIBRATION%20parameters%20computation.ods'#$Sheet1.B163]" office:value-type="float" office:value="0.346392415871497" calcext:value-type="float">
            <text:p>0.346392415871497</text:p>
          </table:table-cell>
        </table:table-row>
        <table:table-row table:style-name="ro1">
          <table:table-cell office:value-type="string" calcext:value-type="string">
            <text:p>YE_Pj_ST</text:p>
          </table:table-cell>
          <table:table-cell table:formula="of:=['file:///home/rita/Documents/Tesi/Code/REMIND%20energy%20coupling/CALIBRATION%20parameters%20computation.ods'#$Sheet1.B164]" office:value-type="float" office:value="0.154797014226055" calcext:value-type="float">
            <text:p>0.154797014226055</text:p>
          </table:table-cell>
        </table:table-row>
        <table:table-row table:style-name="ro1">
          <table:table-cell office:value-type="string" calcext:value-type="string">
            <text:p>YE_Pj_M</text:p>
          </table:table-cell>
          <table:table-cell table:formula="of:=['file:///home/rita/Documents/Tesi/Code/REMIND%20energy%20coupling/CALIBRATION%20parameters%20computation.ods'#$Sheet1.B165]" office:value-type="float" office:value="0.437047506886987" calcext:value-type="float">
            <text:p>0.437047506886987</text:p>
          </table:table-cell>
        </table:table-row>
        <table:table-row table:style-name="ro1">
          <table:table-cell office:value-type="string" calcext:value-type="string">
            <text:p>s_LDV</text:p>
          </table:table-cell>
          <table:table-cell table:formula="of:=['file:///home/rita/Documents/Tesi/Code/REMIND%20energy%20coupling/CALIBRATION%20parameters%20computation.ods'#$Sheet1.B192]" office:value-type="float" office:value="0.446136537842552" calcext:value-type="float">
            <text:p>0.446136537842552</text:p>
          </table:table-cell>
        </table:table-row>
        <table:table-row table:style-name="ro1">
          <table:table-cell office:value-type="string" calcext:value-type="string">
            <text:p>s_LDV_C</text:p>
          </table:table-cell>
          <table:table-cell table:formula="of:=['file:///home/rita/Documents/Tesi/Code/REMIND%20energy%20coupling/CALIBRATION%20parameters%20computation.ods'#$Sheet1.B193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_LDV_T</text:p>
          </table:table-cell>
          <table:table-cell table:formula="of:=['file:///home/rita/Documents/Tesi/Code/REMIND%20energy%20coupling/CALIBRATION%20parameters%20computation.ods'#$Sheet1.B194]" office:value-type="float" office:value="0.00907905063585928" calcext:value-type="float">
            <text:p>0.00907905063585928</text:p>
          </table:table-cell>
        </table:table-row>
        <table:table-row table:style-name="ro1">
          <table:table-cell office:value-type="string" calcext:value-type="string">
            <text:p>s_LDV_nonT</text:p>
          </table:table-cell>
          <table:table-cell table:formula="of:=['file:///home/rita/Documents/Tesi/Code/REMIND%20energy%20coupling/CALIBRATION%20parameters%20computation.ods'#$Sheet1.B195]" office:value-type="float" office:value="0.0909209493641407" calcext:value-type="float">
            <text:p>0.0909209493641407</text:p>
          </table:table-cell>
        </table:table-row>
        <table:table-row table:style-name="ro1">
          <table:table-cell office:value-type="string" calcext:value-type="string">
            <text:p>s_trucks</text:p>
          </table:table-cell>
          <table:table-cell table:formula="of:=['file:///home/rita/Documents/Tesi/Code/REMIND%20energy%20coupling/CALIBRATION%20parameters%20computation.ods'#$Sheet1.B198]" office:value-type="float" office:value="0.234690180729761" calcext:value-type="float">
            <text:p>0.234690180729761</text:p>
          </table:table-cell>
        </table:table-row>
        <table:table-row table:style-name="ro1">
          <table:table-cell office:value-type="string" calcext:value-type="string">
            <text:p>s_trucks_T</text:p>
          </table:table-cell>
          <table:table-cell table:formula="of:=['file:///home/rita/Documents/Tesi/Code/REMIND%20energy%20coupling/CALIBRATION%20parameters%20computation.ods'#$Sheet1.B199]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s_trucks_nonT</text:p>
          </table:table-cell>
          <table:table-cell table:formula="of:=['file:///home/rita/Documents/Tesi/Code/REMIND%20energy%20coupling/CALIBRATION%20parameters%20computation.ods'#$Sheet1.B200]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s_other_transport</text:p>
          </table:table-cell>
          <table:table-cell table:formula="of:=['file:///home/rita/Documents/Tesi/Code/REMIND%20energy%20coupling/CALIBRATION%20parameters%20computation.ods'#$Sheet1.B203]" office:value-type="float" office:value="0.319173281427687" calcext:value-type="float">
            <text:p>0.319173281427687</text:p>
          </table:table-cell>
        </table:table-row>
      </table:table>
      <table:table table:name="'file:///home/rita/Documents/Tesi/Code/REMIND%20energy%20coupling/CALIBRATION%20parameters%20computation.ods'#Sheet1" table:print="false" table:style-name="ta_extref">
        <table:table-source xlink:type="simple" xlink:href="../../CALIBRATION%20parameters%20computation.ods" table:table-name="Sheet1" table:filter-name="calc8" table:mode="copy-results-only"/>
        <table:table-column table:number-columns-repeated="3"/>
        <table:table-row table:number-rows-repeated="141">
          <table:table-cell table:number-columns-repeated="3"/>
        </table:table-row>
        <table:table-row>
          <table:table-cell/>
          <table:table-cell table:style-name="ce1" office:value-type="float" office:value="91.3287405">
            <text:p>91.3287405</text:p>
          </table:table-cell>
        </table:table-row>
        <table:table-row>
          <table:table-cell table:number-columns-repeated="3"/>
        </table:table-row>
        <table:table-row>
          <table:table-cell/>
          <table:table-cell table:style-name="ce1" office:value-type="float" office:value="0.188554563500194">
            <text:p>0.188554563500194</text:p>
          </table:table-cell>
        </table:table-row>
        <table:table-row>
          <table:table-cell/>
          <table:table-cell table:style-name="ce1" office:value-type="float" office:value="0.197945942329074">
            <text:p>0.197945942329074</text:p>
          </table:table-cell>
        </table:table-row>
        <table:table-row>
          <table:table-cell/>
          <table:table-cell table:style-name="ce1" office:value-type="float" office:value="0.195726013543349">
            <text:p>0.195726013543349</text:p>
          </table:table-cell>
        </table:table-row>
        <table:table-row>
          <table:table-cell/>
          <table:table-cell table:style-name="ce1" office:value-type="float" office:value="0.417773480627383">
            <text:p>0.417773480627383</text:p>
          </table:table-cell>
        </table:table-row>
        <table:table-row table:number-rows-repeated="7">
          <table:table-cell table:number-columns-repeated="3"/>
        </table:table-row>
        <table:table-row>
          <table:table-cell/>
          <table:table-cell table:style-name="ce1" office:value-type="float" office:value="0.65040388639359">
            <text:p>0.65040388639359</text:p>
          </table:table-cell>
        </table:table-row>
        <table:table-row table:number-rows-repeated="6">
          <table:table-cell table:number-columns-repeated="3"/>
        </table:table-row>
        <table:table-row>
          <table:table-cell table:number-columns-repeated="2"/>
          <table:table-cell table:style-name="ce1" office:value-type="float" office:value="0.0617630630154619">
            <text:p>0.0617630630154619</text:p>
          </table:table-cell>
        </table:table-row>
        <table:table-row>
          <table:table-cell/>
          <table:table-cell table:style-name="ce1" office:value-type="float" office:value="0.346392415871497">
            <text:p>0.346392415871497</text:p>
          </table:table-cell>
        </table:table-row>
        <table:table-row>
          <table:table-cell/>
          <table:table-cell table:style-name="ce1" office:value-type="float" office:value="0.154797014226055">
            <text:p>0.154797014226055</text:p>
          </table:table-cell>
        </table:table-row>
        <table:table-row>
          <table:table-cell/>
          <table:table-cell table:style-name="ce1" office:value-type="float" office:value="0.437047506886987">
            <text:p>0.437047506886987</text:p>
          </table:table-cell>
        </table:table-row>
        <table:table-row table:number-rows-repeated="26">
          <table:table-cell table:number-columns-repeated="3"/>
        </table:table-row>
        <table:table-row>
          <table:table-cell/>
          <table:table-cell table:style-name="ce1" office:value-type="float" office:value="0.446136537842552">
            <text:p>0.446136537842552</text:p>
          </table:table-cell>
        </table:table-row>
        <table:table-row>
          <table:table-cell/>
          <table:table-cell table:style-name="ce1" office:value-type="float" office:value="0.9">
            <text:p>0.9</text:p>
          </table:table-cell>
        </table:table-row>
        <table:table-row>
          <table:table-cell/>
          <table:table-cell table:style-name="ce1" office:value-type="float" office:value="0.00907905063585928">
            <text:p>0.00907905063585928</text:p>
          </table:table-cell>
        </table:table-row>
        <table:table-row>
          <table:table-cell/>
          <table:table-cell table:style-name="ce1" office:value-type="float" office:value="0.0909209493641407">
            <text:p>0.0909209493641407</text:p>
          </table:table-cell>
        </table:table-row>
        <table:table-row table:number-rows-repeated="2">
          <table:table-cell table:number-columns-repeated="3"/>
        </table:table-row>
        <table:table-row>
          <table:table-cell/>
          <table:table-cell table:style-name="ce1" office:value-type="float" office:value="0.234690180729761">
            <text:p>0.234690180729761</text:p>
          </table:table-cell>
        </table:table-row>
        <table:table-row>
          <table:table-cell/>
          <table:table-cell table:style-name="ce1" office:value-type="float" office:value="0.65">
            <text:p>0.65</text:p>
          </table:table-cell>
        </table:table-row>
        <table:table-row>
          <table:table-cell/>
          <table:table-cell table:style-name="ce1" office:value-type="float" office:value="0.35">
            <text:p>0.35</text:p>
          </table:table-cell>
        </table:table-row>
        <table:table-row table:number-rows-repeated="2">
          <table:table-cell table:number-columns-repeated="3"/>
        </table:table-row>
        <table:table-row>
          <table:table-cell/>
          <table:table-cell table:style-name="ce1" office:value-type="float" office:value="0.319173281427687">
            <text:p>0.3191732814276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">
      <number:number number:decimal-places="1" number:min-decimal-places="1" number:min-integer-digits="1" number:grouping="true"/>
    </number:number-style>
    <number:date-style style:name="N167">
      <number:month number:textual="true"/>
      <number:text>-</number:text>
      <number:year/>
    </number:date-style>
    <number:date-style style:name="N166">
      <number:day/>
      <number:text>-</number:text>
      <number:month number:textual="true"/>
    </number:date-style>
    <number:date-style style:name="N165">
      <number:day/>
      <number:text>-</number:text>
      <number:month number:textual="true"/>
      <number:text>-</number:text>
      <number:year/>
    </number:date-style>
    <number:time-style style:name="N164">
      <number:minutes number:style="long"/>
      <number:text>:</number:text>
      <number:seconds number:style="long"/>
    </number:time-style>
    <number:date-style style:name="N163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1">
      <number:hours/>
      <number:text>:</number:text>
      <number:minutes number:style="long"/>
      <number:text>:</number:text>
      <number:seconds number:style="long"/>
    </number:time-style>
    <number:number-style style:name="N160">
      <number:number number:decimal-places="18" number:min-decimal-places="18" number:min-integer-digits="1"/>
    </number:number-style>
    <number:time-style style:name="N159">
      <number:hours/>
      <number:text>:</number:text>
      <number:minutes number:style="long"/>
    </number:time-style>
    <number:number-style style:name="N158">
      <number:number number:decimal-places="17" number:min-decimal-places="17" number:min-integer-digits="1"/>
    </number:number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6">
      <number:number number:decimal-places="1" number:min-decimal-places="1" number:min-integer-digits="1"/>
    </number:number-style>
    <number:number-style style:name="N155">
      <number:number number:decimal-places="4" number:min-decimal-places="4" number:min-integer-digits="1" number:grouping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2">
      <number:number number:decimal-places="3" number:min-decimal-places="3" number:min-integer-digits="1" number:grouping="true"/>
    </number:number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47">
      <number:number number:decimal-places="16" number:min-decimal-places="16" number:min-integer-digits="1"/>
    </number:number-style>
    <number:number-style style:name="N14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$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39">
      <number:fraction number:min-integer-digits="0" number:min-numerator-digits="2" loext:max-numerator-digits="2" number:min-denominator-digits="2" number:max-denominator-value="99"/>
    </number:number-style>
    <number:number-style style:name="N138">
      <number:fraction number:min-integer-digits="0" number:min-numerator-digits="1" loext:max-numerator-digits="1" number:min-denominator-digits="1" number:max-denominator-value="9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4">
      <number:hours/>
      <number:text>:</number:text>
      <number:minutes number:style="long"/>
      <number:text> </number:text>
      <number:am-pm/>
    </number:time-style>
    <number:number-style style:name="N13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9" number:min-decimal-places="19" number:min-integer-digits="1"/>
    </number:number-style>
    <number:number-style style:name="N121">
      <number:number number:decimal-places="20" number:min-decimal-places="20" number:min-integer-digits="1"/>
    </number:number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0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6:59:16.742061109</meta:creation-date>
    <dc:date>2024-02-22T18:49:54.859337727</dc:date>
    <meta:editing-duration>PT29M18S</meta:editing-duration>
    <meta:editing-cycles>5</meta:editing-cycles>
    <meta:generator>LibreOffice/7.3.7.2$Linux_X86_64 LibreOffice_project/30$Build-2</meta:generator>
    <meta:document-statistic meta:table-count="1" meta:cell-count="38" meta:object-count="0"/>
  </office:meta>
</office:document-meta>
</file>